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16.961cm" svg:y="2.922cm">
            <draw:object draw:notify-on-update-of-ranges="Sheet1.A2:Sheet1.A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put size</text:p>
          </table:table-cell>
          <table:table-cell office:value-type="string" calcext:value-type="string">
            <text:p>Run ti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837" calcext:value-type="float">
            <text:p>11.8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367" calcext:value-type="float">
            <text:p>9.3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865" calcext:value-type="float">
            <text:p>14.8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862" calcext:value-type="float">
            <text:p>20.8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.366" calcext:value-type="float">
            <text:p>17.3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.15" calcext:value-type="float">
            <text:p>29.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.559" calcext:value-type="float">
            <text:p>25.5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.885" calcext:value-type="float">
            <text:p>31.8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0:22:30.171832614</meta:creation-date>
    <dc:date>2023-01-06T11:18:21.394177149</dc:date>
    <meta:editing-duration>PT5M</meta:editing-duration>
    <meta:editing-cycles>1</meta:editing-cycles>
    <meta:document-statistic meta:table-count="1" meta:cell-count="18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46cm" svg:y="4.203cm" style:legend-expansion="high" chart:style-name="ch2"/>
        <chart:plot-area chart:style-name="ch3" table:cell-range-address="Sheet1.A2:Sheet1.A9" svg:x="1.33cm" svg:y="0.18cm" svg:width="11.497cm" svg:height="7.664cm">
          <chart:coordinate-region svg:x="1.951cm" svg:y="0.379cm" svg:width="10.782cm" svg:height="6.818cm"/>
          <chart:axis chart:dimension="x" chart:name="primary-x" chart:style-name="ch4">
            <chart:title svg:x="6.373cm" svg:y="8.024cm" chart:style-name="ch5">
              <text:p>Run time</text:p>
            </chart:title>
          </chart:axis>
          <chart:axis chart:dimension="y" chart:name="primary-y" chart:style-name="ch4">
            <chart:title svg:x="0.451cm" svg:y="4.757cm" chart:style-name="ch6">
              <text:p>Input size</text:p>
            </chart:title>
            <chart:grid chart:style-name="ch7" chart:class="major"/>
          </chart:axis>
          <chart:series chart:style-name="ch8" chart:values-cell-range-address="Sheet1.A2:Sheet1.A9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